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96cm" fo:margin-left="0.116cm" table:align="left"/>
    </style:style>
    <style:style style:name="Table1.A" style:family="table-column">
      <style:table-column-properties style:column-width="16.896cm"/>
    </style:style>
    <style:style style:name="Table1.1" style:family="table-row">
      <style:table-row-properties style:min-row-height="4.60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7.011cm" fo:margin-left="4.983cm" table:align="left"/>
    </style:style>
    <style:style style:name="Table2.A" style:family="table-column">
      <style:table-column-properties style:column-width="7.011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3.704cm" fo:margin-left="5.618cm" table:align="left"/>
    </style:style>
    <style:style style:name="Table3.A" style:family="table-column">
      <style:table-column-properties style:column-width="3.704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3.598cm" fo:margin-left="5.697cm" table:align="left"/>
    </style:style>
    <style:style style:name="Table4.A" style:family="table-column">
      <style:table-column-properties style:column-width="3.598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5.667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mic Sans MS" fo:font-size="28pt" fo:font-style="normal" style:text-underline-style="solid" style:text-underline-width="auto" style:text-underline-color="font-color" fo:font-weight="bold" officeooo:rsid="00141c7c" officeooo:paragraph-rsid="00141c7c" style:font-size-asian="28pt" style:font-style-asian="normal" style:font-weight-asian="bold" style:font-size-complex="28pt" style:font-style-complex="normal" style:font-weight-complex="bold"/>
    </style:style>
    <style:style style:name="P2" style:family="paragraph" style:parent-style-name="Standard">
      <style:text-properties style:font-name="Comic Sans MS" fo:font-size="24pt" fo:font-style="normal" style:text-underline-style="none" fo:font-weight="bold" officeooo:rsid="00141c7c" officeooo:paragraph-rsid="00141c7c" style:font-size-asian="24pt" style:font-style-asian="normal" style:font-weight-asian="bold" style:font-size-complex="24pt" style:font-style-complex="normal" style:font-weight-complex="bold"/>
    </style:style>
    <style:style style:name="P3" style:family="paragraph" style:parent-style-name="Standard">
      <style:text-properties style:font-name="Times New Roman" fo:font-size="18pt" fo:font-style="normal" style:text-underline-style="solid" style:text-underline-width="auto" style:text-underline-color="font-color" fo:font-weight="bold" officeooo:rsid="00141c7c" officeooo:paragraph-rsid="00141c7c" style:font-size-asian="15.75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style:font-name="Times New Roman" fo:font-size="18pt" fo:font-style="normal" style:text-underline-style="solid" style:text-underline-width="auto" style:text-underline-color="font-color" fo:font-weight="bold" officeooo:rsid="001d890d" officeooo:paragraph-rsid="001d890d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style:font-name="Times New Roman" fo:font-size="18pt" fo:font-style="normal" style:text-underline-style="solid" style:text-underline-width="auto" style:text-underline-color="font-color" fo:font-weight="bold" officeooo:rsid="001ec3b8" officeooo:paragraph-rsid="001ec3b8" style:font-size-asian="15.75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Times New Roman" fo:font-size="18pt" fo:font-style="normal" style:text-underline-style="solid" style:text-underline-width="auto" style:text-underline-color="font-color" fo:font-weight="bold" officeooo:rsid="001f8cba" officeooo:paragraph-rsid="001f8cba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Times New Roman" fo:font-size="18pt" officeooo:paragraph-rsid="00159e95" style:font-size-asian="15.75pt" style:font-size-complex="18pt"/>
    </style:style>
    <style:style style:name="P8" style:family="paragraph" style:parent-style-name="Standard">
      <style:text-properties style:font-name="Times New Roman" fo:font-size="18pt" style:text-underline-style="solid" style:text-underline-width="auto" style:text-underline-color="font-color" fo:font-weight="normal" officeooo:rsid="001772fe" officeooo:paragraph-rsid="00159e95" style:font-size-asian="15.75pt" style:font-weight-asian="normal" style:font-size-complex="18pt" style:font-weight-complex="normal"/>
    </style:style>
    <style:style style:name="P9" style:family="paragraph" style:parent-style-name="Standard">
      <style:text-properties style:font-name="Times New Roman" fo:font-size="18pt" style:text-underline-style="solid" style:text-underline-width="auto" style:text-underline-color="font-color" fo:font-weight="normal" officeooo:rsid="001b013d" officeooo:paragraph-rsid="001b013d" style:font-size-asian="15.75pt" style:font-weight-asian="normal" style:font-size-complex="18pt" style:font-weight-complex="normal"/>
    </style:style>
    <style:style style:name="P10" style:family="paragraph" style:parent-style-name="Standard">
      <style:text-properties style:font-name="Times New Roman" fo:font-size="18pt" style:text-underline-style="solid" style:text-underline-width="auto" style:text-underline-color="font-color" fo:font-weight="normal" officeooo:rsid="001bbbcc" officeooo:paragraph-rsid="001bbbcc" style:font-size-asian="15.75pt" style:font-weight-asian="normal" style:font-size-complex="18pt" style:font-weight-complex="normal"/>
    </style:style>
    <style:style style:name="P11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1bbbcc" officeooo:paragraph-rsid="001bbbcc" style:font-size-asian="15.75pt" style:font-weight-asian="bold" style:font-size-complex="18pt" style:font-weight-complex="bold"/>
    </style:style>
    <style:style style:name="P12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1ec3b8" officeooo:paragraph-rsid="001ec3b8" style:font-size-asian="15.75pt" style:font-weight-asian="bold" style:font-size-complex="18pt" style:font-weight-complex="bold"/>
    </style:style>
    <style:style style:name="P13" style:family="paragraph" style:parent-style-name="Standard">
      <style:text-properties style:font-name="Times New Roman" fo:font-size="18pt" style:text-underline-style="solid" style:text-underline-width="auto" style:text-underline-color="font-color" fo:font-weight="bold" officeooo:rsid="001f8cba" officeooo:paragraph-rsid="001f8cba" style:font-size-asian="15.75pt" style:font-weight-asian="bold" style:font-size-complex="18pt" style:font-weight-complex="bold"/>
    </style:style>
    <style:style style:name="P14" style:family="paragraph" style:parent-style-name="Standard">
      <style:text-properties style:font-name="Times New Roman" fo:font-size="13pt" fo:font-style="italic" style:text-underline-style="none" fo:font-weight="normal" officeooo:rsid="001772fe" officeooo:paragraph-rsid="00141c7c" style:font-size-asian="11.3500003814697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bbbcc" officeooo:paragraph-rsid="001bbbcc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4pt" style:text-underline-style="none" fo:font-weight="bold" officeooo:rsid="001d890d" officeooo:paragraph-rsid="001d890d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Times New Roman" fo:font-size="14pt" fo:font-style="normal" style:text-underline-style="none" fo:font-weight="bold" officeooo:rsid="001d890d" officeooo:paragraph-rsid="001d890d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style:font-name="Times New Roman" fo:font-size="14pt" fo:font-style="italic" style:text-underline-style="none" fo:font-weight="normal" officeooo:rsid="002268cc" officeooo:paragraph-rsid="002268cc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text-properties style:font-name="Times New Roman" fo:font-size="15pt" style:text-underline-style="none" fo:font-weight="bold" officeooo:rsid="001f8cba" officeooo:paragraph-rsid="001f8cba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officeooo:paragraph-rsid="00141c7c"/>
    </style:style>
    <style:style style:name="P21" style:family="paragraph" style:parent-style-name="Standard">
      <style:text-properties officeooo:paragraph-rsid="00159e95"/>
    </style:style>
    <style:style style:name="P22" style:family="paragraph" style:parent-style-name="Table_20_Contents">
      <style:text-properties style:font-name="Times New Roman" fo:font-size="18pt" style:font-size-asian="15.75pt" style:font-size-complex="18pt"/>
    </style:style>
    <style:style style:name="P23" style:family="paragraph" style:parent-style-name="Table_20_Contents">
      <style:text-properties style:font-name="Times New Roman" fo:font-size="18pt" officeooo:paragraph-rsid="001b013d" style:font-size-asian="15.75pt" style:font-size-complex="18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8pt" officeooo:rsid="001f8cba" officeooo:paragraph-rsid="001f8cba" style:font-size-asian="15.75pt" style:font-size-complex="18pt"/>
    </style:style>
    <style:style style:name="P25" style:family="paragraph" style:parent-style-name="Table_20_Contents">
      <style:text-properties style:font-name="Times New Roman" fo:font-size="13pt" style:font-size-asian="11.3500003814697pt" style:font-size-complex="13pt"/>
    </style:style>
    <style:style style:name="P26" style:family="paragraph" style:parent-style-name="Table_20_Contents">
      <style:text-properties style:font-name="Times New Roman" fo:font-size="13pt" officeooo:paragraph-rsid="001d890d" style:font-size-asian="11.3500003814697pt" style:font-size-complex="13pt"/>
    </style:style>
    <style:style style:name="P27" style:family="paragraph" style:parent-style-name="Table_20_Contents">
      <style:text-properties style:font-name="Times New Roman" fo:font-size="13pt" officeooo:paragraph-rsid="001ec3b8" style:font-size-asian="11.3500003814697pt" style:font-size-complex="13pt"/>
    </style:style>
    <style:style style:name="P28" style:family="paragraph" style:parent-style-name="Table_20_Contents">
      <style:text-properties officeooo:rsid="001b013d" officeooo:paragraph-rsid="001b013d"/>
    </style:style>
    <style:style style:name="P29" style:family="paragraph" style:parent-style-name="Table_20_Contents">
      <style:text-properties fo:font-size="15pt" officeooo:rsid="001b013d" officeooo:paragraph-rsid="001b013d" style:font-size-asian="15pt" style:font-size-complex="15pt"/>
    </style:style>
    <style:style style:name="P30" style:family="paragraph" style:parent-style-name="Standard" style:list-style-name="L15">
      <style:text-properties officeooo:paragraph-rsid="00141c7c"/>
    </style:style>
    <style:style style:name="P31" style:family="paragraph" style:parent-style-name="Standard">
      <style:text-properties style:font-name="Comic Sans MS" fo:font-size="20pt" style:text-underline-style="solid" style:text-underline-width="auto" style:text-underline-color="font-color" fo:font-weight="bold" officeooo:rsid="00159e95" officeooo:paragraph-rsid="00159e95" style:font-size-asian="17.5pt" style:font-weight-asian="bold" style:font-size-complex="20pt" style:font-weight-complex="bold"/>
    </style:style>
    <style:style style:name="P32" style:family="paragraph" style:parent-style-name="Standard" style:list-style-name="L15">
      <style:text-properties style:font-name="Comic Sans MS" fo:font-size="20pt" fo:font-style="normal" style:text-underline-style="solid" style:text-underline-width="auto" style:text-underline-color="font-color" fo:font-weight="bold" officeooo:rsid="00141c7c" officeooo:paragraph-rsid="00141c7c" style:font-size-asian="17.5pt" style:font-style-asian="normal" style:font-weight-asian="bold" style:font-size-complex="20pt" style:font-style-complex="normal" style:font-weight-complex="bold"/>
    </style:style>
    <style:style style:name="P33" style:family="paragraph" style:parent-style-name="Standard" style:list-style-name="L16">
      <style:text-properties style:font-name="Comic Sans MS" fo:font-size="18pt" style:text-underline-style="solid" style:text-underline-width="auto" style:text-underline-color="font-color" fo:font-weight="normal" officeooo:rsid="00141c7c" officeooo:paragraph-rsid="00141c7c" style:font-size-asian="15.75pt" style:font-weight-asian="normal" style:font-size-complex="18pt" style:font-weight-complex="normal"/>
    </style:style>
    <style:style style:name="P34" style:family="paragraph" style:parent-style-name="Standard" style:list-style-name="L16">
      <style:text-properties style:font-name="Times New Roman" fo:font-size="18pt" fo:font-style="normal" style:text-underline-style="none" fo:font-weight="normal" officeooo:rsid="00141c7c" officeooo:paragraph-rsid="00141c7c" style:font-size-asian="15.75pt" style:font-style-asian="normal" style:font-weight-asian="normal" style:font-size-complex="18pt" style:font-style-complex="normal" style:font-weight-complex="normal"/>
    </style:style>
    <style:style style:name="P35" style:family="paragraph" style:parent-style-name="Standard">
      <style:text-properties style:font-name="Times New Roman" fo:font-size="18pt" fo:font-style="normal" style:text-underline-style="none" fo:font-weight="normal" officeooo:rsid="001ec3b8" officeooo:paragraph-rsid="001ec3b8" style:font-size-asian="15.75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>
      <style:text-properties style:font-name="Times New Roman" fo:font-size="18pt" fo:font-style="normal" style:text-underline-style="none" fo:font-weight="bold" officeooo:rsid="00217cb3" officeooo:paragraph-rsid="00217cb3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text-properties style:font-name="Times New Roman" fo:font-size="18pt" style:text-underline-style="none" fo:font-weight="normal" officeooo:rsid="001bbbcc" officeooo:paragraph-rsid="001bbbcc" style:font-size-asian="15.75pt" style:font-weight-asian="normal" style:font-size-complex="18pt" style:font-weight-complex="normal"/>
    </style:style>
    <style:style style:name="P38" style:family="paragraph" style:parent-style-name="Standard">
      <style:text-properties style:font-name="Times New Roman" fo:font-size="18pt" style:text-underline-style="none" fo:font-weight="normal" officeooo:rsid="001f8cba" officeooo:paragraph-rsid="001f8cba" style:font-size-asian="15.75pt" style:font-weight-asian="normal" style:font-size-complex="18pt" style:font-weight-complex="normal"/>
    </style:style>
    <style:style style:name="P39" style:family="paragraph" style:parent-style-name="Standard">
      <style:text-properties style:font-name="Times New Roman" fo:font-size="14pt" style:text-underline-style="none" fo:font-weight="normal" officeooo:rsid="001bbbcc" officeooo:paragraph-rsid="001bbbcc" style:font-size-asian="12.25pt" style:font-weight-asian="normal" style:font-size-complex="14pt" style:font-weight-complex="normal"/>
    </style:style>
    <style:style style:name="P40" style:family="paragraph" style:parent-style-name="Standard">
      <style:text-properties style:font-name="Times New Roman" fo:font-size="14pt" style:text-underline-style="none" fo:font-weight="bold" officeooo:rsid="001bbbcc" officeooo:paragraph-rsid="001bbbcc" style:font-size-asian="12.25pt" style:font-weight-asian="bold" style:font-size-complex="14pt" style:font-weight-complex="bold"/>
    </style:style>
    <style:style style:name="P41" style:family="paragraph" style:parent-style-name="Standard">
      <style:text-properties style:font-name="Times New Roman" fo:font-size="14pt" fo:font-style="normal" style:text-underline-style="none" fo:font-weight="normal" officeooo:rsid="001d890d" officeooo:paragraph-rsid="001d890d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font-name="Times New Roman" fo:font-size="14pt" fo:font-style="italic" style:text-underline-style="none" fo:font-weight="normal" officeooo:rsid="001d890d" officeooo:paragraph-rsid="001d890d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text-properties style:font-name="Times New Roman" fo:font-size="14pt" fo:font-style="italic" style:text-underline-style="none" fo:font-weight="normal" officeooo:rsid="002268cc" officeooo:paragraph-rsid="002268cc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text-properties style:font-name="Times New Roman" fo:font-size="15pt" style:text-underline-style="none" fo:font-weight="normal" officeooo:rsid="001f8cba" officeooo:paragraph-rsid="001f8cba" style:font-size-asian="13.1000003814697pt" style:font-weight-asian="normal" style:font-size-complex="15pt" style:font-weight-complex="normal"/>
    </style:style>
    <style:style style:name="P45" style:family="paragraph" style:parent-style-name="Standard">
      <style:text-properties style:font-name="Times New Roman" fo:font-size="15pt" fo:font-style="normal" style:text-underline-style="none" fo:font-weight="bold" officeooo:rsid="001f8cba" officeooo:paragraph-rsid="001f8cba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Text_20_body" style:list-style-name="L17">
      <style:paragraph-properties fo:margin-top="0cm" fo:margin-bottom="0.265cm" style:contextual-spacing="false" fo:orphans="2" fo:widows="2"/>
    </style:style>
    <style:style style:name="P47" style:family="paragraph" style:parent-style-name="Text_20_body" style:list-style-name="L17">
      <style:paragraph-properties fo:margin-top="0cm" fo:margin-bottom="0.265cm" style:contextual-spacing="false" fo:orphans="2" fo:widows="2"/>
      <style:text-properties fo:font-weight="bold" officeooo:rsid="00159e95" officeooo:paragraph-rsid="00159e95" style:font-weight-asian="bold" style:font-weight-complex="bold"/>
    </style:style>
    <style:style style:name="P48" style:family="paragraph" style:parent-style-name="Table_20_Contents">
      <style:text-properties style:font-name="Times New Roman" fo:font-size="13pt" fo:font-style="italic" officeooo:rsid="001d890d" officeooo:paragraph-rsid="001d890d" style:font-size-asian="11.3500003814697pt" style:font-style-asian="italic" style:font-size-complex="13pt" style:font-style-complex="italic"/>
    </style:style>
    <style:style style:name="P49" style:family="paragraph" style:parent-style-name="Table_20_Contents">
      <style:text-properties style:font-name="Times New Roman" fo:font-size="13pt" fo:font-style="italic" officeooo:rsid="001ec3b8" officeooo:paragraph-rsid="001ec3b8" style:font-size-asian="11.3500003814697pt" style:font-style-asian="italic" style:font-size-complex="13pt" style:font-style-complex="italic"/>
    </style:style>
    <style:style style:name="P50" style:family="paragraph" style:parent-style-name="Table_20_Contents">
      <style:text-properties style:font-name="Times New Roman" fo:font-size="13pt" fo:font-style="italic" style:text-underline-style="solid" style:text-underline-width="auto" style:text-underline-color="font-color" officeooo:rsid="001ec3b8" style:font-size-asian="11.3500003814697pt" style:font-style-asian="italic" style:font-size-complex="13pt" style:font-style-complex="italic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1c7c"/>
    </style:style>
    <style:style style:name="T2" style:family="text">
      <style:text-properties style:font-name="Times New Roman" fo:font-size="18pt" fo:font-style="normal" style:text-underline-style="none" fo:font-weight="normal" officeooo:rsid="00141c7c" style:font-size-asian="15.75pt" style:font-style-asian="normal" style:font-weight-asian="normal" style:font-size-complex="18pt" style:font-style-complex="normal" style:font-weight-complex="normal"/>
    </style:style>
    <style:style style:name="T3" style:family="text">
      <style:text-properties style:font-name="Times New Roman" fo:font-style="normal" style:text-underline-style="none" style:font-style-asian="normal" style:font-style-complex="normal"/>
    </style:style>
    <style:style style:name="T4" style:family="text">
      <style:text-properties style:font-name="Times New Roman" fo:font-style="normal" style:text-underline-style="none" officeooo:rsid="00159e95" style:font-style-asian="normal" style:font-style-complex="normal"/>
    </style:style>
    <style:style style:name="T5" style:family="text">
      <style:text-properties style:font-name="Times New Roman" fo:font-size="14pt" fo:font-style="normal" style:text-underline-style="none" officeooo:rsid="00217cb3" style:font-size-asian="14pt" style:font-style-asian="normal" style:font-size-complex="14pt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font-name="Comic Sans MS" fo:font-size="20pt" fo:font-style="normal" style:text-underline-style="solid" style:text-underline-width="auto" style:text-underline-color="font-color" fo:font-weight="bold" officeooo:rsid="00141c7c" style:font-size-asian="17.5pt" style:font-style-asian="normal" style:font-weight-asian="bold" style:font-size-complex="20pt" style:font-style-complex="normal" style:font-weight-complex="bold"/>
    </style:style>
    <style:style style:name="T10" style:family="text">
      <style:text-properties fo:font-style="normal" officeooo:rsid="001d890d" style:font-style-asian="normal" style:font-style-complex="normal"/>
    </style:style>
    <style:style style:name="T11" style:family="text">
      <style:text-properties fo:font-size="10.5pt" fo:font-style="italic" style:text-underline-style="solid" style:text-underline-width="auto" style:text-underline-color="font-color" officeooo:rsid="001d890d" style:font-size-asian="9.14999961853027pt" style:font-style-asian="italic" style:font-size-complex="10.5pt" style:font-style-complex="italic"/>
    </style:style>
    <style:style style:name="T12" style:family="text">
      <style:text-properties fo:font-size="10.5pt" fo:font-style="italic" style:text-underline-style="solid" style:text-underline-width="auto" style:text-underline-color="font-color" officeooo:rsid="001ec3b8" style:font-size-asian="9.14999961853027pt" style:font-style-asian="italic" style:font-size-complex="10.5pt" style:font-style-complex="italic"/>
    </style:style>
    <style:style style:name="T13" style:family="text">
      <style:text-properties fo:font-variant="normal" fo:text-transform="none" fo:color="#4c4c4c" style:font-name="Helvetica Neue" fo:font-size="14pt" fo:letter-spacing="normal" fo:font-style="normal" style:text-underline-style="none" fo:font-weight="bold" officeooo:rsid="00159e95" style:font-size-asian="14pt" style:font-size-complex="14pt"/>
    </style:style>
    <style:style style:name="T14" style:family="text">
      <style:text-properties fo:font-variant="normal" fo:text-transform="none" fo:color="#4c4c4c" style:font-name="Helvetica Neue" fo:font-size="14pt" fo:letter-spacing="normal" fo:font-style="normal" style:text-underline-style="none" fo:font-weight="normal" officeooo:rsid="00159e95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4c4c4c" style:font-name="Helvetica Neue" fo:font-size="14pt" fo:letter-spacing="normal" fo:font-style="normal" fo:font-weight="bold" style:font-size-asian="14pt" style:font-size-complex="14pt"/>
    </style:style>
    <style:style style:name="T16" style:family="text">
      <style:text-properties fo:font-variant="normal" fo:text-transform="none" fo:color="#4c4c4c" style:font-name="Helvetica Neue" fo:font-size="14pt" fo:letter-spacing="normal" fo:font-style="normal" fo:font-weight="bold" officeooo:rsid="00159e95" style:font-size-asian="14pt" style:font-size-complex="14pt"/>
    </style:style>
    <style:style style:name="T17" style:family="text">
      <style:text-properties fo:font-variant="normal" fo:text-transform="none" fo:color="#4c4c4c" style:font-name="Helvetica Neue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c4c4c" style:font-name="Helvetica Neue" fo:font-size="14pt" fo:letter-spacing="normal" fo:font-style="normal" fo:font-weight="normal" officeooo:rsid="00191ae1" style:font-size-asian="14pt" style:font-size-complex="14pt"/>
    </style:style>
    <style:style style:name="T19" style:family="text">
      <style:text-properties fo:font-variant="normal" fo:text-transform="none" fo:color="#4c4c4c" style:font-name="Helvetica Neue" fo:font-size="14pt" fo:letter-spacing="normal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4c4c4c" style:font-name="Helvetica Neue" fo:font-size="14pt" fo:letter-spacing="normal" fo:font-style="normal" style:font-size-asian="14pt" style:font-size-complex="14pt"/>
    </style:style>
    <style:style style:name="T21" style:family="text">
      <style:text-properties fo:font-size="16pt" style:text-underline-style="none" style:font-size-asian="14pt" style:font-size-complex="16pt"/>
    </style:style>
    <style:style style:name="T22" style:family="text">
      <style:text-properties fo:font-size="14pt" style:text-underline-style="none" style:font-size-asian="12.25pt" style:font-size-complex="14pt"/>
    </style:style>
    <style:style style:name="T23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2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27" style:family="text">
      <style:text-properties fo:font-size="14pt" fo:font-style="italic" style:text-underline-style="none" officeooo:rsid="002268cc" style:font-size-asian="12.25pt" style:font-style-asian="italic" style:font-size-complex="14pt" style:font-style-complex="italic"/>
    </style:style>
    <style:style style:name="T28" style:family="text">
      <style:text-properties officeooo:rsid="001b013d"/>
    </style:style>
    <style:style style:name="T29" style:family="text">
      <style:text-properties fo:font-style="italic" officeooo:rsid="001d890d" style:font-style-asian="italic" style:font-style-complex="italic"/>
    </style:style>
    <style:style style:name="T30" style:family="text">
      <style:text-properties fo:font-style="italic" officeooo:rsid="001ec3b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ize="13pt" style:font-size-asian="11.3500003814697pt" style:font-size-complex="13pt"/>
    </style:style>
    <style:style style:name="T33" style:family="text">
      <style:text-properties fo:font-size="13pt" officeooo:rsid="001b013d" style:font-size-asian="11.3500003814697pt" style:font-size-complex="13pt"/>
    </style:style>
    <style:style style:name="T34" style:family="text">
      <style:text-properties officeooo:rsid="001d890d"/>
    </style:style>
    <style:style style:name="T35" style:family="text">
      <style:text-properties officeooo:rsid="001ec3b8"/>
    </style:style>
    <style:style style:name="T36" style:family="text">
      <style:text-properties officeooo:rsid="002268cc"/>
    </style:style>
    <style:style style:name="T37" style:family="text">
      <style:text-properties officeooo:rsid="002449a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ARY MANAGEMENT SYSTEM</text:p>
      <text:p text:style-name="P3"/>
      <text:p text:style-name="P3"/>
      <text:p text:style-name="P2">Requirements:</text:p>
      <text:list xml:id="list2846440065686847916" text:style-name="L15">
        <text:list-item>
          <text:p text:style-name="P30"><text:span text:style-name="T9">Hardware:</text:span><text:span text:style-name="T2"> </text:span></text:p>
        </text:list-item>
      </text:list>
      <text:p text:style-name="P20"><text:tab/></text:p>
      <text:p text:style-name="P7"><text:s text:c="4"/><text:span text:style-name="T1">1.Processor - Intel® Core™ i3-4130 CPU @ 3.40GHz × 4 </text:span></text:p>
      <text:p text:style-name="P20"><text:s text:c="6"/></text:p>
      <text:p text:style-name="P20"/>
      <text:p text:style-name="P20"/>
      <text:list xml:id="list90818842527036" text:continue-numbering="true" text:style-name="L15">
        <text:list-item>
          <text:p text:style-name="P32">Software:</text:p>
        </text:list-item>
      </text:list>
      <text:list xml:id="list4060451897535309032" text:style-name="L16">
        <text:list-item>
          <text:p text:style-name="P34">Ubuntu 14.04</text:p>
        </text:list-item>
        <text:list-item>
          <text:p text:style-name="P33"><text:span text:style-name="T3">html : </text:span><text:span text:style-name="T5">to create web pages</text:span></text:p>
        </text:list-item>
        <text:list-item>
          <text:p text:style-name="P33"><text:span text:style-name="T3">Css : <text:s/></text:span><text:span text:style-name="T5">to describe the style of html document</text:span></text:p>
        </text:list-item>
        <text:list-item>
          <text:p text:style-name="P33"><text:span text:style-name="T4">Database : </text:span><text:span text:style-name="T3">mysql</text:span></text:p>
        </text:list-item>
        <text:list-item>
          <text:p text:style-name="P33"><text:span text:style-name="T3">django : </text:span><text:span text:style-name="T5">to do project</text:span></text:p>
        </text:list-item>
        <text:list-item>
          <text:p text:style-name="P34">programming language : python</text:p>
        </text:list-item>
      </text:list>
      <text:p text:style-name="P21"/>
      <text:p text:style-name="P31">Modules:</text:p>
      <text:p text:style-name="P21"><text:span text:style-name="Strong_20_Emphasis"><text:tab/></text:span><text:span text:style-name="Strong_20_Emphasis"><text:span text:style-name="T13">Admin login:</text:span></text:span><text:span text:style-name="T14"> Admin is the one who administers the system <text:s text:c="14"/><text:tab/>by adding or removing e-books into and from the system <text:tab/>respectively.</text:span></text:p>
      <text:list xml:id="list6828870105959158293" text:style-name="L17">
        <text:list-item>
          <text:p text:style-name="P46"><text:span text:style-name="Strong_20_Emphasis"><text:span text:style-name="T16">Student</text:span></text:span><text:span text:style-name="Strong_20_Emphasis"><text:span text:style-name="T15"> login:</text:span></text:span><text:span text:style-name="T17"> Students have to register themselves into the system to create an account. After registering successfully, they can then login into the system by entering </text:span><text:span text:style-name="T18">thier respective email id</text:span><text:span text:style-name="T17"> and their </text:span><text:span text:style-name="T18">regdno</text:span><text:span text:style-name="T17">.</text:span></text:p>
        </text:list-item>
        <text:list-item>
          <text:p text:style-name="P46"><text:span text:style-name="Strong_20_Emphasis"><text:span text:style-name="T15">Add and Update Books:</text:span></text:span><text:span text:style-name="T17"> The admin can add books to the system by entering the details of the books and can even update the details.</text:span></text:p>
        </text:list-item>
        <text:list-item>
          <text:p text:style-name="P46"><text:span text:style-name="Strong_20_Emphasis"><text:span text:style-name="T15">Search option:</text:span></text:span><text:span text:style-name="T17"> Admin and Students can even search for books by entering the name of the book.</text:span></text:p>
        </text:list-item>
        <text:list-item>
          <text:p text:style-name="P46"><text:span text:style-name="Strong_20_Emphasis"><text:span text:style-name="T15">View Order-</text:span></text:span><text:span text:style-name="T17">The admin can view order for the books.</text:span></text:p>
        </text:list-item>
        <text:list-item>
          <text:p text:style-name="P46"><text:soft-page-break/><text:span text:style-name="Strong_20_Emphasis"><text:span text:style-name="T15">Place order-</text:span></text:span><text:span text:style-name="T17"> The students can place order for the books and simultaneously the quantity of the book ordered will be decremented.</text:span></text:p>
        </text:list-item>
        <text:list-item>
          <text:p text:style-name="P47"><text:span text:style-name="T20">Remainder-</text:span><text:span text:style-name="T19">A notification will be sent to the student before a day of expiry.</text:span></text:p>
        </text:list-item>
        <text:list-item>
          <text:p text:style-name="P46"><text:span text:style-name="Strong_20_Emphasis"><text:span text:style-name="T15">Calculate Fine-</text:span></text:span><text:span text:style-name="T17"> The student can view the issue and expiry date for the book issued and can even calculate fine</text:span></text:p>
        </text:list-item>
      </text:list>
      <text:p text:style-name="P8"/>
      <text:p text:style-name="P9">Screen – 1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9">Library Management System</text:p>
                </table:table-cell>
              </table:table-row>
            </table:table>
            <text:p text:style-name="Table_20_Contents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8"><text:s text:c="5"/>Admin Login</text:p>
                </table:table-cell>
              </table:table-row>
            </table:table>
            <text:p text:style-name="Table_20_Contents"/>
            <text:p text:style-name="Table_20_Contents"><text:s text:c="109"/></text:p>
            <text:p text:style-name="Table_20_Contents"><text:s/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28"><text:s text:c="4"/>Student Login</text:p>
                </table:table-cell>
              </table:table-row>
            </table:table>
            <text:p text:style-name="Table_20_Contents"/>
            <text:p text:style-name="Table_20_Contents"/>
          </table:table-cell>
        </table:table-row>
      </table:table>
      <text:p text:style-name="P14"><text:s text:c="7"/><text:span text:style-name="T28">The user may select admin login or student login according to their category.</text:span></text:p>
      <text:p text:style-name="P9">Screen – 2.<text:span text:style-name="T34">1</text:span>:<text:span text:style-name="T7"> </text:span><text:span text:style-name="T21">Admin login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2"/>
            <text:p text:style-name="P23"><draw:custom-shape text:anchor-type="paragraph" draw:z-index="0" draw:style-name="gr1" draw:text-style-name="P51" svg:width="3.624cm" svg:height="0.556cm" svg:x="6.459cm" svg:y="0.161cm"><text:p/><draw:enhanced-geometry svg:viewBox="0 0 21600 21600" draw:type="rectangle" draw:enhanced-path="M 0 0 L 21600 0 21600 21600 0 21600 0 0 Z N"/></draw:custom-shape> <text:s text:c="23"/><text:span text:style-name="T33">User name : </text:span></text:p>
            <text:p text:style-name="P23"><draw:custom-shape text:anchor-type="paragraph" draw:z-index="1" draw:style-name="gr1" draw:text-style-name="P51" svg:width="3.624cm" svg:height="0.556cm" svg:x="6.459cm" svg:y="0.161cm"><text:p/><draw:enhanced-geometry svg:viewBox="0 0 21600 21600" draw:type="rectangle" draw:enhanced-path="M 0 0 L 21600 0 21600 21600 0 21600 0 0 Z N"/></draw:custom-shape> <text:s text:c="23"/><text:span text:style-name="T33">Password <text:s text:c="2"/>: </text:span></text:p>
            <text:p text:style-name="P23"><text:s text:c="23"/></text:p>
            <text:p text:style-name="P23"><text:s text:c="28"/></text:p>
            <text:p text:style-name="P23"><draw:custom-shape text:anchor-type="paragraph" draw:z-index="2" draw:style-name="gr2" draw:text-style-name="P53" svg:width="3.624cm" svg:height="0.556cm" svg:x="6.459cm" svg:y="0.161cm"><text:p text:style-name="P52"><text:span text:style-name="T38">Login</text:span></text:p><draw:enhanced-geometry svg:viewBox="0 0 21600 21600" draw:type="rectangle" draw:enhanced-path="M 0 0 L 21600 0 21600 21600 0 21600 0 0 Z N"/></draw:custom-shape> <text:s text:c="25"/></text:p>
          </table:table-cell>
        </table:table-row>
      </table:table>
      <text:p text:style-name="P9"/>
      <text:p text:style-name="P10">Screen – 3.<text:span text:style-name="T34">1</text:span>: <text:span text:style-name="T7"><text:s/>(After admin login)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2"><draw:custom-shape text:anchor-type="paragraph" draw:z-index="3" draw:style-name="gr2" draw:text-style-name="P54" svg:width="2.592cm" svg:height="0.556cm" svg:x="1.3cm" svg:y="0.388cm"><text:p text:style-name="P52"><text:span text:style-name="T39">Add books</text:span></text:p><draw:enhanced-geometry svg:viewBox="0 0 21600 21600" draw:type="rectangle" draw:enhanced-path="M 0 0 L 21600 0 21600 21600 0 21600 0 0 Z N"/></draw:custom-shape><draw:custom-shape text:anchor-type="paragraph" draw:z-index="4" draw:style-name="gr2" draw:text-style-name="P55" svg:width="3.544cm" svg:height="1.158cm" svg:x="4.687cm" svg:y="0.097cm"><text:p text:style-name="P52"><text:span text:style-name="T40">Updating + </text:span></text:p><text:p text:style-name="P52"><text:span text:style-name="T40">searching</text:span></text:p><draw:enhanced-geometry svg:viewBox="0 0 21600 21600" draw:type="rectangle" draw:enhanced-path="M 0 0 L 21600 0 21600 21600 0 21600 0 0 Z N"/></draw:custom-shape><draw:custom-shape text:anchor-type="paragraph" draw:z-index="6" draw:style-name="gr2" draw:text-style-name="P53" svg:width="2.828cm" svg:height="0.682cm" svg:x="8.869cm" svg:y="0.362cm"><text:p text:style-name="P52"><text:span text:style-name="T38">View block list</text:span></text:p><draw:enhanced-geometry svg:viewBox="0 0 21600 21600" draw:type="rectangle" draw:enhanced-path="M 0 0 L 21600 0 21600 21600 0 21600 0 0 Z N"/></draw:custom-shape><draw:custom-shape text:anchor-type="paragraph" draw:z-index="5" draw:style-name="gr2" draw:text-style-name="P51" svg:width="2.962cm" svg:height="0.556cm" svg:x="12.915cm" svg:y="0.441cm"><text:p text:style-name="P52"><text:span text:style-name="T41">Logout</text:span></text:p><draw:enhanced-geometry svg:viewBox="0 0 21600 21600" draw:type="rectangle" draw:enhanced-path="M 0 0 L 21600 0 21600 21600 0 21600 0 0 Z N"/></draw:custom-shape></text:p>
            <text:p text:style-name="P22"/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10"><text:soft-page-break/>Screen-4.<text:span text:style-name="T34">1</text:span>:</text:p>
      <text:p text:style-name="P10"><text:span text:style-name="T22">1.</text:span><text:span text:style-name="T23">Add books:</text:span></text:p>
      <text:p text:style-name="P10"><text:span text:style-name="T23"><text:tab/></text:span><text:span text:style-name="T22">Book name :</text:span></text:p>
      <text:p text:style-name="P39"><text:tab/>Author name :</text:p>
      <text:p text:style-name="P39"><text:tab/>Cost :</text:p>
      <text:p text:style-name="P39"><text:tab/>Quantity :</text:p>
      <text:p text:style-name="P39"><text:tab/><text:span text:style-name="T37">position:</text:span></text:p>
      <text:p text:style-name="P39"><text:tab/></text:p>
      <text:p text:style-name="P10"><text:span text:style-name="T22">2.</text:span><text:span text:style-name="T23">Updating :</text:span></text:p>
      <text:p text:style-name="P10"><text:span text:style-name="T23"><text:tab/></text:span><text:span text:style-name="T22">Book name :</text:span></text:p>
      <text:p text:style-name="P10"><draw:custom-shape text:anchor-type="paragraph" draw:z-index="7" draw:style-name="gr2" draw:text-style-name="P51" svg:width="1.34cm" svg:height="0.556cm" svg:x="13.206cm" svg:y="0.002cm"><text:p text:style-name="P52"><text:span text:style-name="T41">edit</text:span></text:p><draw:enhanced-geometry svg:viewBox="0 0 21600 21600" draw:type="rectangle" draw:enhanced-path="M 0 0 L 21600 0 21600 21600 0 21600 0 0 Z N"/></draw:custom-shape><text:span text:style-name="T22"><text:tab/><text:tab/></text:span><text:span text:style-name="T27">(book details are displayed with an option to edit)</text:span></text:p>
      <text:p text:style-name="P40"><text:s text:c="2"/>Searching : </text:p>
      <text:p text:style-name="P11"><text:span text:style-name="T22"><text:tab/></text:span><text:span text:style-name="T24">Book name : </text:span></text:p>
      <text:p text:style-name="P11"><text:span text:style-name="T24">(</text:span><text:span text:style-name="T25">prints information of books after entering book name)</text:span></text:p>
      <text:p text:style-name="P16">3.View <text:span text:style-name="T36">block list</text:span> : </text:p>
      <text:p text:style-name="P16"><text:tab/>(<text:span text:style-name="T31">book name given by student and checking the quantity)</text:span></text:p>
      <text:p text:style-name="P17"><text:span text:style-name="T6">4.</text:span>Logout <text:s/></text:p>
      <text:p text:style-name="P17"><text:tab/></text:p>
      <text:p text:style-name="P4">Screen – 2.2:<text:span text:style-name="T24"> Student login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5"><draw:custom-shape text:anchor-type="paragraph" draw:z-index="8" draw:style-name="gr1" draw:text-style-name="P51" svg:width="3.28cm" svg:height="0.576cm" svg:x="7.147cm" svg:y="0.503cm"><text:p/><draw:enhanced-geometry svg:viewBox="0 0 21600 21600" draw:type="rectangle" draw:enhanced-path="M 0 0 L 21600 0 21600 21600 0 21600 0 0 Z N"/></draw:custom-shape></text:p>
            <text:p text:style-name="P25"><text:s text:c="40"/><text:span text:style-name="T34">User name : <text:s text:c="35"/></text:span><text:span text:style-name="T29">(regd num)</text:span></text:p>
            <text:p text:style-name="P48"><text:s text:c="39"/></text:p>
            <text:p text:style-name="P26"><draw:custom-shape text:anchor-type="paragraph" draw:z-index="9" draw:style-name="gr1" draw:text-style-name="P51" svg:width="3.28cm" svg:height="0.576cm" svg:x="7.174cm" svg:y="0.026cm"><text:p/><draw:enhanced-geometry svg:viewBox="0 0 21600 21600" draw:type="rectangle" draw:enhanced-path="M 0 0 L 21600 0 21600 21600 0 21600 0 0 Z N"/></draw:custom-shape><text:span text:style-name="T29"> <text:s text:c="39"/></text:span><text:span text:style-name="T10"><text:s/>Password <text:s/>: <text:s text:c="2"/></text:span><text:span text:style-name="T29"><text:s/></text:span></text:p>
            <text:p text:style-name="P22"><text:s text:c="3"/><text:span text:style-name="T32"><text:s text:c="37"/></text:span><text:span text:style-name="T11">Re</text:span><text:span text:style-name="T12">g</text:span><text:span text:style-name="T11">ister </text:span><text:span text:style-name="T12">now</text:span></text:p>
            <text:p text:style-name="P22"><draw:custom-shape text:anchor-type="paragraph" draw:z-index="10" draw:style-name="gr2" draw:text-style-name="P51" svg:width="3.28cm" svg:height="0.576cm" svg:x="6.01cm" svg:y="0.159cm"><text:p text:style-name="P52"><text:span text:style-name="T41">Login</text:span></text:p><draw:enhanced-geometry svg:viewBox="0 0 21600 21600" draw:type="rectangle" draw:enhanced-path="M 0 0 L 21600 0 21600 21600 0 21600 0 0 Z N"/></draw:custom-shape></text:p>
            <text:p text:style-name="P50"/>
          </table:table-cell>
        </table:table-row>
      </table:table>
      <text:p text:style-name="P41"/>
      <text:p text:style-name="P5">Screen – 2.2.1 : <text:span text:style-name="T8"><text:s/>Register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7"/>
            <text:p text:style-name="P27"><draw:custom-shape text:anchor-type="paragraph" draw:z-index="12" draw:style-name="gr1" draw:text-style-name="P51" svg:width="3.28cm" svg:height="0.576cm" svg:x="7.174cm" svg:y="0.026cm"><text:p/><draw:enhanced-geometry svg:viewBox="0 0 21600 21600" draw:type="rectangle" draw:enhanced-path="M 0 0 L 21600 0 21600 21600 0 21600 0 0 Z N"/></draw:custom-shape> <text:s text:c="28"/><text:span text:style-name="T35">First name <text:s text:c="5"/>:</text:span></text:p>
            <text:p text:style-name="P27"><text:s text:c="29"/></text:p>
            <text:p text:style-name="P27"><draw:custom-shape text:anchor-type="paragraph" draw:z-index="11" draw:style-name="gr1" draw:text-style-name="P51" svg:width="3.28cm" svg:height="0.576cm" svg:x="7.174cm" svg:y="0.026cm"><text:p/><draw:enhanced-geometry svg:viewBox="0 0 21600 21600" draw:type="rectangle" draw:enhanced-path="M 0 0 L 21600 0 21600 21600 0 21600 0 0 Z N"/></draw:custom-shape> <text:s text:c="28"/><text:span text:style-name="T35">Second name :</text:span></text:p>
            <text:p text:style-name="P27"/>
            <text:p text:style-name="P27"><draw:custom-shape text:anchor-type="paragraph" draw:z-index="13" draw:style-name="gr1" draw:text-style-name="P51" svg:width="3.28cm" svg:height="0.576cm" svg:x="7.174cm" svg:y="0.026cm"><text:p/><draw:enhanced-geometry svg:viewBox="0 0 21600 21600" draw:type="rectangle" draw:enhanced-path="M 0 0 L 21600 0 21600 21600 0 21600 0 0 Z N"/></draw:custom-shape> <text:s text:c="28"/><text:span text:style-name="T35">Reg num <text:s text:c="6"/>:</text:span></text:p>
            <text:p text:style-name="P27"/>
            <text:p text:style-name="P27"><draw:custom-shape text:anchor-type="paragraph" draw:z-index="14" draw:style-name="gr1" draw:text-style-name="P51" svg:width="3.28cm" svg:height="0.576cm" svg:x="7.174cm" svg:y="0.026cm"><text:p/><draw:enhanced-geometry svg:viewBox="0 0 21600 21600" draw:type="rectangle" draw:enhanced-path="M 0 0 L 21600 0 21600 21600 0 21600 0 0 Z N"/></draw:custom-shape> <text:s text:c="27"/><text:span text:style-name="T35">Email – id <text:s text:c="4"/>:</text:span></text:p>
            <text:p text:style-name="P27"/>
            <text:p text:style-name="P27"><draw:custom-shape text:anchor-type="paragraph" draw:z-index="15" draw:style-name="gr1" draw:text-style-name="P51" svg:width="3.28cm" svg:height="0.576cm" svg:x="7.174cm" svg:y="0.026cm"><text:p/><draw:enhanced-geometry svg:viewBox="0 0 21600 21600" draw:type="rectangle" draw:enhanced-path="M 0 0 L 21600 0 21600 21600 0 21600 0 0 Z N"/></draw:custom-shape> <text:s text:c="27"/><text:span text:style-name="T35">Password <text:s text:c="6"/>:</text:span></text:p>
            <text:p text:style-name="P27"/>
            <text:p text:style-name="P27"><draw:custom-shape text:anchor-type="paragraph" draw:z-index="16" draw:style-name="gr1" draw:text-style-name="P51" svg:width="3.28cm" svg:height="0.576cm" svg:x="7.174cm" svg:y="0.026cm"><text:p/><draw:enhanced-geometry svg:viewBox="0 0 21600 21600" draw:type="rectangle" draw:enhanced-path="M 0 0 L 21600 0 21600 21600 0 21600 0 0 Z N"/></draw:custom-shape> <text:s text:c="27"/><text:span text:style-name="T35">Confirm password :</text:span></text:p>
            <text:p text:style-name="P27"/>
            <text:p text:style-name="P27"><draw:custom-shape text:anchor-type="paragraph" draw:z-index="17" draw:style-name="gr1" draw:text-style-name="P51" svg:width="0.369cm" svg:height="0.265cm" svg:x="3.787cm" svg:y="0.191cm"><text:p/><draw:enhanced-geometry svg:viewBox="0 0 21600 21600" draw:type="rectangle" draw:enhanced-path="M 0 0 L 21600 0 21600 21600 0 21600 0 0 Z N"/></draw:custom-shape> <text:s text:c="36"/><text:span text:style-name="T30">I agree to all the instructions</text:span></text:p>
            <text:p text:style-name="P49"><draw:custom-shape text:anchor-type="paragraph" draw:z-index="18" draw:style-name="gr2" draw:text-style-name="P51" svg:width="3.28cm" svg:height="0.576cm" svg:x="5.692cm" svg:y="0.24cm"><text:p text:style-name="P52"><text:span text:style-name="T41">SIGN UP</text:span></text:p><draw:enhanced-geometry svg:viewBox="0 0 21600 21600" draw:type="rectangle" draw:enhanced-path="M 0 0 L 21600 0 21600 21600 0 21600 0 0 Z N"/></draw:custom-shape></text:p>
            <text:p text:style-name="P27"><text:s text:c="31"/></text:p>
          </table:table-cell>
        </table:table-row>
      </table:table>
      <text:p text:style-name="P35"><text:soft-page-break/></text:p>
      <text:p text:style-name="P17"/>
      <text:p text:style-name="P12">Screen – 3.2 :<text:span text:style-name="T8"> (After Student login)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><draw:custom-shape text:anchor-type="paragraph" draw:z-index="19" draw:style-name="gr2" draw:text-style-name="P56" svg:width="3.28cm" svg:height="0.576cm" svg:x="6.195cm" svg:y="0.289cm"><text:p text:style-name="P52"><text:span text:style-name="T42">Issued books</text:span></text:p><draw:enhanced-geometry svg:viewBox="0 0 21600 21600" draw:type="rectangle" draw:enhanced-path="M 0 0 L 21600 0 21600 21600 0 21600 0 0 Z N"/></draw:custom-shape><draw:custom-shape text:anchor-type="paragraph" draw:z-index="20" draw:style-name="gr2" draw:text-style-name="P57" svg:width="3.28cm" svg:height="0.576cm" svg:x="1.194cm" svg:y="0.289cm"><text:p text:style-name="P52"><text:span text:style-name="T43">Search books <text:s/></text:span></text:p><draw:enhanced-geometry svg:viewBox="0 0 21600 21600" draw:type="rectangle" draw:enhanced-path="M 0 0 L 21600 0 21600 21600 0 21600 0 0 Z N"/></draw:custom-shape><draw:custom-shape text:anchor-type="paragraph" draw:z-index="21" draw:style-name="gr2" draw:text-style-name="P51" svg:width="3.28cm" svg:height="0.576cm" svg:x="11.195cm" svg:y="0.291cm"><text:p text:style-name="P52"><text:span text:style-name="T41">Logout</text:span></text:p><draw:enhanced-geometry svg:viewBox="0 0 21600 21600" draw:type="rectangle" draw:enhanced-path="M 0 0 L 21600 0 21600 21600 0 21600 0 0 Z N"/></draw:custom-shape> <text:s text:c="4"/><text:span text:style-name="T35"><text:s/></text:span></text:p>
            <text:p text:style-name="P25"><text:s text:c="95"/></text:p>
          </table:table-cell>
        </table:table-row>
      </table:table>
      <text:p text:style-name="P38"/>
      <text:p text:style-name="P42"/>
      <text:p text:style-name="P13">Screen – 4.2:</text:p>
      <text:p text:style-name="P19">1.Search books:</text:p>
      <text:p text:style-name="P44"><text:tab/>Book name : </text:p>
      <text:p text:style-name="P44"><text:tab/>Author name :</text:p>
      <text:p text:style-name="P19"><text:span text:style-name="T6">(</text:span><text:span text:style-name="T31">Respective Books details are displayed .... and if the book is not available....”pls try another book”)</text:span></text:p>
      <text:p text:style-name="P42"><draw:custom-shape text:anchor-type="paragraph" draw:z-index="22" draw:style-name="gr2" draw:text-style-name="P51" svg:width="5.097cm" svg:height="0.98cm" svg:x="4.792cm" svg:y="0.053cm"><text:p text:style-name="P52"><text:span text:style-name="T41">Block book</text:span></text:p><draw:enhanced-geometry svg:viewBox="0 0 21600 21600" draw:type="rectangle" draw:enhanced-path="M 0 0 L 21600 0 21600 21600 0 21600 0 0 Z N"/></draw:custom-shape></text:p>
      <text:p text:style-name="P15"/>
      <text:p text:style-name="P18">(a book can be made available for only 12hrs only..thereafter it is unblocked) </text:p>
      <text:p text:style-name="P45">2.Issued books :</text:p>
      <text:p text:style-name="P6"><text:span text:style-name="T22"><text:tab/></text:span><text:span text:style-name="T25">(table consisting of issued books with issued date and expiry date is displayed)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4"><text:s text:c="2"/>BOOK NAME</text:p>
          </table:table-cell>
          <table:table-cell table:style-name="Table10.A1" office:value-type="string">
            <text:p text:style-name="P24">ISSUED DATE</text:p>
          </table:table-cell>
          <table:table-cell table:style-name="Table10.C1" office:value-type="string">
            <text:p text:style-name="P24">EXPIRY DATE</text:p>
          </table:table-cell>
        </table:table-row>
        <table:table-row>
          <table:table-cell table:style-name="Table10.A2" office:value-type="string">
            <text:p text:style-name="P22"/>
          </table:table-cell>
          <table:table-cell table:style-name="Table10.A2" office:value-type="string">
            <text:p text:style-name="P22"/>
          </table:table-cell>
          <table:table-cell table:style-name="Table10.C2" office:value-type="string">
            <text:p text:style-name="P22"/>
          </table:table-cell>
        </table:table-row>
        <table:table-row>
          <table:table-cell table:style-name="Table10.A2" office:value-type="string">
            <text:p text:style-name="P22"/>
          </table:table-cell>
          <table:table-cell table:style-name="Table10.A2" office:value-type="string">
            <text:p text:style-name="P22"/>
          </table:table-cell>
          <table:table-cell table:style-name="Table10.C2" office:value-type="string">
            <text:p text:style-name="P22"/>
          </table:table-cell>
        </table:table-row>
        <table:table-row>
          <table:table-cell table:style-name="Table10.A2" office:value-type="string">
            <text:p text:style-name="P22"/>
          </table:table-cell>
          <table:table-cell table:style-name="Table10.A2" office:value-type="string">
            <text:p text:style-name="P22"/>
          </table:table-cell>
          <table:table-cell table:style-name="Table10.C2" office:value-type="string">
            <text:p text:style-name="P22"/>
          </table:table-cell>
        </table:table-row>
      </table:table>
      <text:p text:style-name="P43">(only 3 books can be issued )</text:p>
      <text:p text:style-name="P6"><draw:custom-shape text:anchor-type="paragraph" draw:z-index="23" draw:style-name="gr2" draw:text-style-name="P53" svg:width="3.28cm" svg:height="0.576cm" svg:x="7.174cm" svg:y="0.026cm"><text:p text:style-name="P52"><text:span text:style-name="T38">Check penalty</text:span></text:p><draw:enhanced-geometry svg:viewBox="0 0 21600 21600" draw:type="rectangle" draw:enhanced-path="M 0 0 L 21600 0 21600 21600 0 21600 0 0 Z N"/></draw:custom-shape></text:p>
      <text:p text:style-name="P6"><text:span text:style-name="T22"><text:s text:c="8"/></text:span><text:span text:style-name="T26">(</text:span><text:span text:style-name="T25">Penalty is displayed if any.....)</text:span></text:p>
      <text:p text:style-name="P36">3.Log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25:26.135348596</meta:creation-date>
    <dc:date>2019-05-10T09:08:18.620412119</dc:date>
    <meta:editing-duration>PT50M41S</meta:editing-duration>
    <meta:editing-cycles>3</meta:editing-cycles>
    <meta:generator>LibreOffice/4.2.7.2$Linux_x86 LibreOffice_project/420m0$Build-2</meta:generator>
    <meta:document-statistic meta:table-count="10" meta:image-count="0" meta:object-count="0" meta:page-count="4" meta:paragraph-count="86" meta:word-count="431" meta:character-count="3313" meta:non-whitespace-character-count="2049"/>
  </office:meta>
</office:document-meta>
</file>